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9" style:family="paragraph" style:parent-style-name="Table_20_Contents">
      <style:text-properties officeooo:rsid="0076db5d" officeooo:paragraph-rsid="0076db5d"/>
    </style:style>
    <style:style style:name="P10" style:family="paragraph" style:parent-style-name="Table_20_Contents">
      <style:text-properties officeooo:rsid="0078f8e0" officeooo:paragraph-rsid="0078f8e0"/>
    </style:style>
    <style:style style:name="P11" style:family="paragraph" style:parent-style-name="Table_20_Contents">
      <style:text-properties officeooo:rsid="007a0563" officeooo:paragraph-rsid="007a05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8b2eb" style:font-weight-asian="bold" style:font-weight-complex="bold"/>
    </style:style>
    <style:style style:name="T4" style:family="text">
      <style:text-properties officeooo:rsid="007791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R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1285993771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las siguientes tareas de direccionamiento IPv4</text:p>
          </table:table-cell>
        </table:table-row>
        <table:table-row table:style-name="TableLine1812859934720">
          <table:table-cell table:style-name="Tabla9.A2" table:number-columns-spanned="2" office:value-type="string">
            <text:p text:style-name="P7">1.1. Convierte la dirección IP 192.16.2.80 a formato binario e identifica a su clase.</text:p>
            <text:p text:style-name="P7"/>
            <text:p text:style-name="P10">11000000.0010000.00000010.01010000</text:p>
            <text:p text:style-name="P10"/>
            <text:p text:style-name="P10">26.175.24.160</text:p>
            <text:p text:style-name="P10"/>
            <text:p text:style-name="P10">Clase C</text:p>
            <text:p text:style-name="P10"/>
            <text:p text:style-name="P10">/* A → 0</text:p>
            <text:p text:style-name="P10">B → 10</text:p>
            <text:p text:style-name="P10">C → 110 </text:p>
            <text:p text:style-name="P10">D → 1110</text:p>
            <text:p text:style-name="P10">E → 1111</text:p>
            <text:p text:style-name="P10">*/</text:p>
            <text:p text:style-name="P7"/>
            <text:p text:style-name="P7">1.2. Convierte la dirección IP 145.32.59.24 a formato binario e identifica a su clase.</text:p>
            <text:p text:style-name="P7"/>
            <text:p text:style-name="P7">1.3. Convierte la dirección IP 200.42.129.16 a formato binario e identifica a su clase.</text:p>
            <text:p text:style-name="P7"/>
            <text:p text:style-name="P7">1.4. Convierte la dirección IP binaria <text:s text:c="2"/>00011010101011110001100010100000 a notación decimal con puntos e identifica a su clase.</text:p>
            <text:p text:style-name="P7"/>
            <text:p text:style-name="P7">1.5. Convierte la dirección IP binaria 11100101000011111111000000000001 a notación decimal con puntos e identifica a su clase.</text:p>
            <text:p text:style-name="P7"/>
            <text:p text:style-name="P7">1.6. Convierte la dirección IP hexadecimal C22F1582 a notación decimal con puntos e identifica a su clase.</text:p>
            <text:p text:style-name="P7"/>
            <text:p text:style-name="P7"/>
            <text:p text:style-name="P7"/>
            <text:p text:style-name="P7">1.7. Supongamos que en lugar de utilizar 16 bits para la parte de rede de una dirección de clase B se usaran 20 bits. ¿Cuántas redes de clase B se podrían direccionar con este nuevo formato? ¿Cuantas direcciones podría haber en cada red?</text:p>
            <text:p text:style-name="P7"/>
            <text:p text:style-name="P7">1.8. Convierte la máscara de subred 255.255.255.0 a formato binario. ¿Es una máscara correcta?¿Con qué clase se corresponde?</text:p>
            <text:p text:style-name="P7"/>
            <text:p text:style-name="P7">1.9. Convierte la máscara de subred 255.255.194.0 a formato binario. ¿Es una máscara correcta? ¿Con qué clase se corresponde?</text:p>
            <text:p text:style-name="P7"/>
            <text:p text:style-name="P7">1.10. Convierte la máscara de subred 255.255.240.0 a formato binario. <text:span text:style-name="T4">¿Es</text:span> una máscara <text:soft-page-break/>correcta? <text:span text:style-name="T4">¿</text:span>Con qué clase se corresponde?</text:p>
            <text:p text:style-name="P7"/>
            <text:p text:style-name="P11">11111111. 11111111. 11110000. 00000000</text:p>
          </table:table-cell>
          <table:covered-table-cell/>
        </table:table-row>
      </table:table>
      <text:p text:style-name="P5"/>
      <text:p text:style-name="P5">(Completar…)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03:21.483000000</dc:date>
    <meta:editing-duration>PT9H24M56S</meta:editing-duration>
    <meta:editing-cycles>171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27" meta:word-count="233" meta:character-count="1472" meta:non-whitespace-character-count="1261"/>
  </office:meta>
</office:document-meta>
</file>